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ce style:name="monospace" svg:font-family="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font-weight-complex="bold"/>
    </style:style>
    <style:style style:name="P17" style:family="paragraph" style:parent-style-name="Standard">
      <style:paragraph-properties fo:line-height="0.1665in"/>
      <style:text-properties fo:font-size="10pt" style:font-size-asian="10pt" style:font-size-complex="10pt"/>
    </style:style>
    <style:style style:name="P18" style:family="paragraph" style:parent-style-name="Standard">
      <style:paragraph-properties fo:orphans="0" fo:widows="0" style:text-autospace="none"/>
      <style:text-properties fo:font-size="10pt" style:font-size-asian="10pt" style:font-size-complex="10pt"/>
    </style:style>
    <style:style style:name="P19"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0"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2"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3"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4" style:family="paragraph" style:parent-style-name="Standard">
      <style:text-properties fo:color="#000000" fo:font-size="10pt" style:font-size-asian="10pt" style:font-size-complex="10pt"/>
    </style:style>
    <style:style style:name="P25" style:family="paragraph" style:parent-style-name="Standard">
      <style:text-properties fo:color="#000000" style:font-name="Arial" fo:font-size="10pt" style:font-size-asian="10pt" style:font-name-complex="Arial" style:font-size-complex="10pt"/>
    </style:style>
    <style:style style:name="P26" style:family="paragraph" style:parent-style-name="Standard">
      <style:paragraph-properties fo:line-height="0.1665in"/>
    </style:style>
    <style:style style:name="P27"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1"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2" style:family="paragraph" style:parent-style-name="Standard">
      <style:paragraph-properties fo:margin-left="0.25in" fo:margin-right="0in" fo:text-indent="0in" style:auto-text-indent="false"/>
    </style:style>
    <style:style style:name="P33"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4" style:family="paragraph" style:parent-style-name="Standard">
      <style:paragraph-properties fo:margin-left="0.25in" fo:margin-right="0in" fo:text-indent="0in" style:auto-text-indent="false"/>
      <style:text-properties fo:font-size="10pt" style:font-size-asian="10pt" style:font-size-complex="10pt"/>
    </style:style>
    <style:style style:name="P35"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6"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7"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8"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39"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0"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2"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3"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4"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5"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6"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7"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8"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49"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1" style:family="paragraph" style:parent-style-name="Text_20_body">
      <style:paragraph-properties fo:margin-left="0in" fo:margin-right="0in" fo:text-indent="0in" style:auto-text-indent="false"/>
    </style:style>
    <style:style style:name="P52"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53"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54"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55"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56" style:family="paragraph" style:parent-style-name="Heading_20_3">
      <style:paragraph-properties fo:margin-top="0in" fo:margin-bottom="0in"/>
      <style:text-properties fo:font-size="10pt" style:font-size-asian="10pt" style:font-size-complex="10pt"/>
    </style:style>
    <style:style style:name="P57"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58"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59"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weight="bold" style:font-weight-asian="bold" style:font-weight-complex="bold" fo:hyphenate="false" fo:hyphenation-remain-char-count="2" fo:hyphenation-push-char-count="2"/>
    </style:style>
    <style:style style:name="P60"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61"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62"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size-complex="10pt" style:font-weight-complex="normal" fo:hyphenate="false" fo:hyphenation-remain-char-count="2" fo:hyphenation-push-char-count="2"/>
    </style:style>
    <style:style style:name="P6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64"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2pt" fo:font-weight="normal" style:font-size-asian="12pt" style:font-weight-asian="normal" style:font-size-complex="12pt" style:font-weight-complex="normal" fo:hyphenate="false" fo:hyphenation-remain-char-count="2" fo:hyphenation-push-char-count="2"/>
    </style:style>
    <style:style style:name="P65"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weight="normal" style:font-weight-asian="normal" style:font-weight-complex="normal" fo:hyphenate="false" fo:hyphenation-remain-char-count="2" fo:hyphenation-push-char-count="2"/>
    </style:style>
    <style:style style:name="P66"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name-complex="Courier New" style:font-size-complex="10pt" style:font-weight-complex="normal" fo:hyphenate="false" fo:hyphenation-remain-char-count="2" fo:hyphenation-push-char-count="2"/>
    </style:style>
    <style:style style:name="P6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size-complex="10pt" style:font-weight-complex="bold" fo:hyphenate="false" fo:hyphenation-remain-char-count="2" fo:hyphenation-push-char-count="2"/>
    </style:style>
    <style:style style:name="P6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hyphenate="false" fo:hyphenation-remain-char-count="2" fo:hyphenation-push-char-count="2"/>
    </style:style>
    <style:style style:name="P69"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weight="bold" style:font-weight-asian="bold" style:font-weight-complex="bold" fo:hyphenate="false" fo:hyphenation-remain-char-count="2" fo:hyphenation-push-char-count="2"/>
    </style:style>
    <style:style style:name="P70"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size="12pt" fo:font-weight="normal" style:font-size-asian="12pt" style:font-weight-asian="normal" style:font-size-complex="12pt" style:font-weight-complex="normal" fo:hyphenate="false" fo:hyphenation-remain-char-count="2" fo:hyphenation-push-char-count="2"/>
    </style:style>
    <style:style style:name="P71"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size-complex="12pt" style:font-weight-complex="bold" fo:hyphenate="false" fo:hyphenation-remain-char-count="2" fo:hyphenation-push-char-count="2"/>
    </style:style>
    <style:style style:name="P72"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fo:font-size="12pt" fo:font-weight="bold" style:font-size-asian="12pt" style:font-weight-asian="bold" style:font-size-complex="12pt" style:font-weight-complex="bold" fo:hyphenate="false" fo:hyphenation-remain-char-count="2" fo:hyphenation-push-char-count="2"/>
    </style:style>
    <style:style style:name="P73"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74"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75" style:family="paragraph" style:parent-style-name="Table_20_Contents">
      <style:paragraph-properties fo:text-align="center" style:justify-single-word="false" fo:padding="0.0193in" fo:border="0.0008in solid #000000"/>
      <style:text-properties style:font-name="Arial" fo:font-size="10pt" style:font-size-asian="10pt" style:font-size-complex="10pt"/>
    </style:style>
    <style:style style:name="P76" style:family="paragraph" style:parent-style-name="Table_20_Contents">
      <style:paragraph-properties fo:text-align="center" style:justify-single-word="false" fo:padding="0in" fo:border="none"/>
    </style:style>
    <style:style style:name="P77"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weight="bold" style:font-weight-asian="bold" style:font-name-complex="Arial"/>
    </style:style>
    <style:style style:name="T7" style:family="text">
      <style:text-properties style:font-name="Arial" fo:font-weight="normal" style:font-weight-asian="normal" style:font-name-complex="Arial"/>
    </style:style>
    <style:style style:name="T8" style:family="text">
      <style:text-properties style:font-name="Courier New" fo:font-style="normal" fo:font-weight="bold" style:font-style-asian="normal" style:font-weight-asian="bold" style:font-name-complex="Courier New"/>
    </style:style>
    <style:style style:name="T9" style:family="text">
      <style:text-properties style:font-name="Courier New" fo:font-style="normal" fo:font-weight="bold" style:font-style-asian="normal" style:font-weight-asian="bold" style:font-name-complex="Courier New" style:font-style-complex="normal"/>
    </style:style>
    <style:style style:name="T10" style:family="text">
      <style:text-properties style:font-name="Courier New" fo:font-style="normal" style:font-style-asian="normal" style:font-name-complex="Courier New"/>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weight-complex="bold"/>
    </style:style>
    <style:style style:name="T13" style:family="text">
      <style:text-properties style:font-name="Courier New" fo:font-size="10pt" fo:font-style="normal" fo:font-weight="bold" style:font-size-asian="10pt" style:font-style-asian="normal" style:font-weight-asian="bold" style:font-name-complex="Courier New" style:font-size-complex="10pt"/>
    </style:style>
    <style:style style:name="T14"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5"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16" style:family="text">
      <style:text-properties style:font-name="Courier New" fo:font-size="10pt" fo:font-weight="bold" style:font-size-asian="10pt" style:font-weight-asian="bold" style:font-name-complex="Courier New" style:font-size-complex="10pt"/>
    </style:style>
    <style:style style:name="T17" style:family="text">
      <style:text-properties style:font-name="Courier New" fo:font-style="italic" fo:font-weight="bold" style:font-style-asian="italic" style:font-weight-asian="bold" style:font-name-complex="Courier New"/>
    </style:style>
    <style:style style:name="T18" style:family="text">
      <style:text-properties style:font-name="Courier New" style:font-name-complex="Courier New"/>
    </style:style>
    <style:style style:name="T19" style:family="text">
      <style:text-properties fo:font-style="normal" style:font-style-asian="normal" style:font-style-complex="normal"/>
    </style:style>
    <style:style style:name="T20" style:family="text">
      <style:text-properties fo:font-weight="bold" style:font-weight-asian="bold"/>
    </style:style>
    <style:style style:name="T21" style:family="text">
      <style:text-properties fo:font-weight="bold" style:font-weight-asian="bold" style:font-name-complex="Courier New"/>
    </style:style>
    <style:style style:name="T22" style:family="text">
      <style:text-properties style:font-weight-complex="bold"/>
    </style:style>
    <style:style style:name="T23" style:family="text">
      <style:text-properties fo:font-weight="normal" style:font-weight-asian="normal" style:font-weight-complex="normal"/>
    </style:style>
    <style:style style:name="T24" style:family="text">
      <style:text-properties fo:font-variant="normal" fo:text-transform="none" fo:color="#000000" style:font-name="Arial" fo:letter-spacing="normal" fo:font-style="normal" fo:font-weight="normal" style:font-weight-asian="normal" style:font-name-complex="Courier New" style:font-weight-complex="normal"/>
    </style:style>
    <style:style style:name="T25" style:family="text">
      <style:text-properties fo:font-variant="normal" fo:text-transform="none" fo:color="#000000" style:font-name="Arial" fo:letter-spacing="normal" fo:font-style="normal" style:font-name-complex="Courier New"/>
    </style:style>
    <style:style style:name="T26" style:family="text">
      <style:text-properties fo:font-variant="normal" fo:text-transform="none" fo:color="#000000" style:font-name="Arial" fo:font-size="10pt" fo:letter-spacing="normal" fo:font-style="normal" fo:font-weight="normal" style:font-size-asian="10pt" style:font-size-complex="10pt"/>
    </style:style>
    <style:style style:name="T27" style:family="text">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style:style>
    <style:style style:name="T28" style:family="text">
      <style:text-properties fo:font-variant="normal" fo:text-transform="none" fo:color="#000000" style:font-name="Arial" fo:font-size="10pt" fo:letter-spacing="normal" fo:font-style="normal" fo:font-weight="bold" style:font-size-asian="10pt" style:font-size-complex="10pt"/>
    </style:style>
    <style:style style:name="T29"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30" style:family="text">
      <style:text-properties fo:font-variant="normal" fo:text-transform="none" fo:color="#000000" style:font-name="Arial" fo:font-size="10pt" fo:letter-spacing="normal" fo:font-style="normal" style:font-size-asian="10pt" style:font-name-complex="Courier New" style:font-size-complex="10pt"/>
    </style:style>
    <style:style style:name="T31" style:family="text">
      <style:text-properties fo:font-variant="normal" fo:text-transform="none" fo:color="#000000" fo:letter-spacing="normal" fo:font-style="normal"/>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000000" fo:letter-spacing="normal" fo:font-style="normal" style:font-name-complex="Courier New"/>
    </style:style>
    <style:style style:name="T34"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5" style:family="text">
      <style:text-properties fo:font-variant="normal" fo:text-transform="none" fo:color="#000000" fo:font-size="10pt" fo:letter-spacing="normal" fo:font-style="normal" fo:font-weight="bold" style:font-size-asian="10pt" style:font-weight-asian="bold" style:font-name-complex="Courier New" style:font-size-complex="10pt" style:font-weight-complex="bold"/>
    </style:style>
    <style:style style:name="T36" style:family="text">
      <style:text-properties fo:font-variant="normal" fo:text-transform="none" fo:color="#000000" fo:font-size="10pt" fo:letter-spacing="normal" fo:font-style="normal" style:font-size-asian="10pt" style:font-name-complex="Courier New" style:font-size-complex="10pt"/>
    </style:style>
    <style:style style:name="T37" style:family="text">
      <style:text-properties style:font-name="Arial" fo:font-size="10pt" fo:font-style="italic" style:font-size-asian="10pt" style:font-size-complex="10pt"/>
    </style:style>
    <style:style style:name="T38" style:family="text">
      <style:text-properties style:font-name="Arial" fo:font-size="10pt" fo:font-weight="bold" style:font-size-asian="10pt" style:font-weight-asian="bold" style:font-name-complex="Arial" style:font-size-complex="10pt" style:font-weight-complex="bold"/>
    </style:style>
    <style:style style:name="T39" style:family="text">
      <style:text-properties style:font-name="Arial" fo:font-size="10pt" fo:font-weight="normal" style:font-size-asian="10pt" style:font-weight-asian="normal" style:font-name-complex="Arial" style:font-size-complex="10pt" style:font-weight-complex="normal"/>
    </style:style>
    <style:style style:name="T40" style:family="text">
      <style:text-properties style:font-name="Courier New1" fo:font-weight="bold" style:font-weight-asian="bold" style:font-name-complex="Courier New"/>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5"/>
      <text:p text:style-name="P7">Source file:<text:tab/> problem1.java</text:p>
      <text:p text:style-name="P5"/>
      <text:p text:style-name="P13"><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8">n, p</text:span></text:span><text:span text:style-name="Emphasis"><text:span text:style-name="T11">, </text:span></text:span><text:span text:style-name="Emphasis"><text:span text:style-name="T3">and</text:span></text:span><text:span text:style-name="Emphasis"><text:span text:style-name="T11"> </text:span></text:span><text:span text:style-name="Emphasis"><text:span text:style-name="T9">m</text:span></text:span><text:span text:style-name="Emphasis"><text:span text:style-name="T11">,</text:span></text:span><text:span text:style-name="T1"> in that order. These integers are subject to the following restrictions: </text:span></text:p>
      <text:p text:style-name="P4"/>
      <text:p text:style-name="P32"><text:span text:style-name="Emphasis"><text:span text:style-name="T15">1.</text:span></text:span><text:span text:style-name="Emphasis"><text:span text:style-name="T13"><text:tab/></text:span></text:span><text:span text:style-name="Emphasis"><text:span text:style-name="T14">n</text:span></text:span><text:span text:style-name="T4">:</text:span><text:span text:style-name="T5"> Integer values such that </text:span><text:span text:style-name="Emphasis"><text:span text:style-name="T13">n</text:span></text:span><text:span text:style-name="T5"> is greater than or equal to one (</text:span><text:span text:style-name="Emphasis"><text:span text:style-name="T13">n </text:span></text:span><text:span text:style-name="Emphasis"><text:span text:style-name="T16">≥ 1</text:span></text:span><text:span text:style-name="T5">). </text:span></text:p>
      <text:p text:style-name="P32"><text:span text:style-name="Emphasis"><text:span text:style-name="T19"/></text:span></text:p>
      <text:p text:style-name="P32"><text:span text:style-name="Emphasis"><text:span text:style-name="T4">2. </text:span></text:span><text:span text:style-name="Emphasis"><text:span text:style-name="T5"><text:s text:c="2"/><text:tab/></text:span></text:span><text:span text:style-name="Emphasis"><text:span text:style-name="T14">p</text:span></text:span><text:span text:style-name="T4">:</text:span><text:span text:style-name="T5"> Integer</text:span> <text:span text:style-name="T5">values such that </text:span><text:span text:style-name="Emphasis"><text:span text:style-name="T13">p</text:span></text:span><text:span text:style-name="T5"> <text:s/>is greater than or equal to zero and is less than or equal to </text:span><text:span text:style-name="Emphasis"><text:span text:style-name="T13">n</text:span></text:span><text:span text:style-name="T5"> minus <text:tab/>one. (</text:span><text:span text:style-name="Emphasis"><text:span text:style-name="T13">0 </text:span></text:span><text:span text:style-name="Emphasis"><text:span text:style-name="T16">≤ p ≤ n-1</text:span></text:span><text:span text:style-name="T5">). </text:span></text:p>
      <text:p text:style-name="P33"/>
      <text:p text:style-name="P34"><text:span text:style-name="T1">3.<text:tab/></text:span><text:span text:style-name="Emphasis"><text:span text:style-name="T8">m</text:span></text:span><text:span text:style-name="T1">: Integer values such that </text:span><text:span text:style-name="Emphasis"><text:span text:style-name="T8">m</text:span></text:span><text:span text:style-name="T1"> is between minus </text:span><text:span text:style-name="Emphasis"><text:span text:style-name="T8">p</text:span></text:span><text:span text:style-name="T1"> and positive </text:span><text:span text:style-name="Emphasis"><text:span text:style-name="T8">p</text:span></text:span><text:span text:style-name="Emphasis"><text:span text:style-name="T11">,</text:span></text:span><text:span text:style-name="Emphasis"><text:span text:style-name="T6"> </text:span></text:span><text:span text:style-name="Emphasis"><text:span text:style-name="T1">inclusive</text:span></text:span><text:span text:style-name="T17">.</text:span><text:span text:style-name="T1"> (</text:span><text:span text:style-name="Emphasis"><text:span text:style-name="T8">-p</text:span></text:span><text:span text:style-name="Emphasis"><text:span text:style-name="T11"> ≤ m ≤ </text:span></text:span><text:span text:style-name="Emphasis"><text:span text:style-name="T9">p</text:span></text:span><text:span text:style-name="T1">) </text:span></text:p>
      <text:p text:style-name="P33"/>
      <text:p text:style-name="P49">The purpose of this problem is to write a program that will determine if 3 given integers determine a valid quantum set. </text:p>
      <text:p text:style-name="P49"/>
      <text:h text:style-name="P55" text:outline-level="3">INPUT:<text:tab/>Your program should accept three integers separated by at least one space at the prompt</text:h>
      <text:h text:style-name="P56" text:outline-level="3"><text:span text:style-name="T7"><text:tab/> </text:span><text:span text:style-name="T1">‘</text:span><text:span text:style-name="T18">Enter Three Integers</text:span><text:span text:style-name="T1">:</text:span><text:span text:style-name="T7"> </text:span><text:span text:style-name="T1">’</text:span><text:span text:style-name="T7">. Your program should continue to accept inputs until a 0 is entered for all of the integer values. At this point your program should terminate without further output.</text:span></text:h>
      <text:h text:style-name="P55" text:outline-level="3"/>
      <text:h text:style-name="P57" text:outline-level="3"><text:span text:style-name="T7">OUTPUT: For each quantum set of integers, your program will output ‘</text:span><text:span text:style-name="T18">Valid</text:span><text:span text:style-name="T7">‘ if it is a valid set of quantum integers. If the set is invalid, then you will output ‘</text:span><text:span text:style-name="T18">Invalid</text:span><text:span text:style-name="T7">’ followed by the integer name that is invalid. The input set could be invalid for a number of reasons. Your program should only print the first one. Check for </text:span><text:span text:style-name="Emphasis"><text:span text:style-name="T10">n</text:span></text:span><text:span text:style-name="T7">, then </text:span><text:span text:style-name="Emphasis"><text:span text:style-name="T10">p</text:span></text:span><text:span text:style-name="T7">, and finally </text:span><text:span text:style-name="Emphasis"><text:span text:style-name="T10">m</text:span></text:span><text:span text:style-name="T7">. </text:span></text:h>
      <text:h text:style-name="P55" text:outline-level="3"/>
      <text:h text:style-name="P56" text:outline-level="3"><text:span text:style-name="T7">EXAMPLE:<text:tab/></text:span><text:span text:style-name="T18">Enter Three Integers: 3 3 4</text:span></text:h>
      <text:h text:style-name="P58" text:outline-level="3">Invalid p</text:h>
      <text:h text:style-name="P58" text:outline-level="3">Enter Three Integers: -1 2 3</text:h>
      <text:h text:style-name="P58" text:outline-level="3">Invalid n</text:h>
      <text:h text:style-name="P58" text:outline-level="3">Enter Three Integers: 3 2 -4</text:h>
      <text:h text:style-name="P54" text:outline-level="7"><text:span text:style-name="T7"><text:s text:c="4"/><text:tab/> <text:s text:c="2"/>I</text:span><text:span text:style-name="T18">nvalid m<text:tab/></text:span></text:h>
      <text:h text:style-name="P58" text:outline-level="3">Enter Three Integers: 2 1 -1</text:h>
      <text:h text:style-name="P58" text:outline-level="3">Valid</text:h>
      <text:h text:style-name="P58" text:outline-level="3">Enter Three Integers: 0 0 0</text:h>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text:soft-page-break/>Problem #2</text:p>
      <text:p text:style-name="P3">DAY OF WEEK</text:p>
      <text:p text:style-name="P3">Novice</text:p>
      <text:p text:style-name="P5"/>
      <text:p text:style-name="P7">Source File:<text:tab/>problem2.java</text:p>
      <text:p text:style-name="P5"/>
      <text:p text:style-name="P19"/>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5">INPUT:<text:tab/>Your program should accept a date in the form: <text:s/>mm/dd/yyyy at a prompt: ‘Enter date: ‘. <text:s/>You will continue accepting dates until the date: 00/00/0000 is entered. At this point your program should terminate without further output.</text:p>
      <text:p text:style-name="P23"/>
      <text:p text:style-name="P8">OUTPUT:<text:tab/>For each date, output a line in the form:</text:p>
      <text:p text:style-name="P8"/>
      <text:p text:style-name="P20"><text:tab/><text:tab/><text:tab/><text:span text:style-name="T20">mm/dd/yyyy is a XXXXXXXX </text:span></text:p>
      <text:p text:style-name="P20"/>
      <text:p text:style-name="P14"><text:span text:style-name="T1"><text:tab/><text:tab/>where </text:span><text:span text:style-name="T11">mm/dd/yyyy</text:span><text:span text:style-name="T6"> </text:span><text:span text:style-name="T1">is the date and</text:span><text:span text:style-name="T11"> XXXXXXXX</text:span><text:span text:style-name="T1"> is the day of the week..</text:span></text:p>
      <text:p text:style-name="P20"/>
      <text:p text:style-name="P23"/>
      <text:p text:style-name="P14"><text:span text:style-name="T1">EXAMPLE:<text:tab/></text:span><text:span text:style-name="T11">Enter date: 02/26/2011</text:span></text:p>
      <text:p text:style-name="P21"><text:tab/><text:tab/>02/26/2011 is a Saturday</text:p>
      <text:p text:style-name="P21"><text:tab/><text:tab/>Enter date: 11/01/1984</text:p>
      <text:p text:style-name="P21"><text:tab/><text:tab/>11/01/1984 is a Thursday</text:p>
      <text:p text:style-name="P27">Enter date: 00/00/0000</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oft-page-break/>Problem #3</text:p>
      <text:p text:style-name="P3">JIGGLE YOUR SQUIGGLE</text:p>
      <text:p text:style-name="P3">Advanced</text:p>
      <text:p text:style-name="P5"/>
      <text:p text:style-name="P7">Source File:<text:tab/>problem3.java</text:p>
      <text:p text:style-name="P5"/>
      <text:p text:style-name="P15"><text:span text:style-name="T1">A squiggle is a string of </text:span><text:span text:style-name="T18">n</text:span><text:span text:style-name="T1"> letters. A squiggle is legal if and only if it contains no vowels (A,E,I,O,U). You can make an illegal squiggle legal by giving it a jiggle. The following gives the steps to jiggle your squiggle:</text:span></text:p>
      <text:p text:style-name="P9"/>
      <text:p text:style-name="P42"><text:span text:style-name="T1">1.<text:tab/>Find the left-most vowel. Suppose it is in position </text:span><text:span text:style-name="T11">k</text:span><text:span text:style-name="T1"> where positions are numbered from the left starting at 1.</text:span></text:p>
      <text:p text:style-name="P43"/>
      <text:p text:style-name="P42"><text:span text:style-name="T1">2.<text:tab/>Rotate the character in position </text:span><text:span text:style-name="T11">k</text:span><text:span text:style-name="T1"> and every character to the left of position </text:span><text:span text:style-name="T11">k</text:span><text:span text:style-name="T1">. To rotate the character in position</text:span><text:span text:style-name="T11"> j</text:span><text:span text:style-name="T1">, count forward in the alphabet </text:span><text:span text:style-name="T11">j </text:span><text:span text:style-name="T1">letters and replace the current character with that new one. If you hit </text:span><text:span text:style-name="T11">Z</text:span><text:span text:style-name="T1">, then next wrap around to an </text:span><text:span text:style-name="T11">A</text:span><text:span text:style-name="T1"> and keep going if necessary.</text:span></text:p>
      <text:p text:style-name="P43"/>
      <text:p text:style-name="P43">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5"><text:span text:style-name="T1">Here is how to jiggle the illegal squiggle </text:span><text:span text:style-name="T11">AAA</text:span><text:span text:style-name="T1">. The left-most vowel is found in position 1, an </text:span><text:span text:style-name="T11">A</text:span><text:span text:style-name="T1">. Rotate that </text:span><text:span text:style-name="T11">a</text:span><text:span text:style-name="T1"> forward one spot to obtain the illegal squiggle </text:span><text:span text:style-name="T11">BAA</text:span><text:span text:style-name="T1">. The next left-most vowel is found in position 2, another </text:span><text:span text:style-name="T11">A</text:span><text:span text:style-name="T1">. We fix this </text:span><text:span text:style-name="T11">A</text:span><text:span text:style-name="T1"> by rotating it twice and then the first character once giving the illegal squiggle </text:span><text:span text:style-name="T11">CCA</text:span><text:span text:style-name="T1">. The next left-most vowel is found in position 3, again an </text:span><text:span text:style-name="T11">A</text:span><text:span text:style-name="T1">. Now we rotate that </text:span><text:span text:style-name="T11">A</text:span><text:span text:style-name="T1"> three spots, the middle </text:span><text:span text:style-name="T11">C</text:span><text:span text:style-name="T1"> two spots, and the first </text:span><text:span text:style-name="T11">C</text:span><text:span text:style-name="T1"> one spot giving the illegal squiggle </text:span><text:span text:style-name="T11">DED</text:span><text:span text:style-name="T6">. </text:span><text:span text:style-name="T1">A vowel has appeared in position 2, which must be jiggled. Continuing on with this algorithm, we obtain the following squiggles until a legal squiggle is reached: </text:span><text:span text:style-name="T11">AAA &gt; BAA &gt; CCA &gt; DED &gt; EGD &gt; FGD</text:span></text:p>
      <text:p text:style-name="P10"/>
      <text:p text:style-name="P10">The purpose of this problem is to write a program that will convert squiggles into legal squiggles.</text:p>
      <text:p text:style-name="P10"/>
      <text:p text:style-name="P44"><text:span text:style-name="T2">INPUT:<text:tab/>Your program will accept a squiggle at the prompt: </text:span><text:span text:style-name="T12">‘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1">QUIT</text:span><text:span text:style-name="T1">’ is entered. At this point your program should terminate without further output.</text:span></text:p>
      <text:p text:style-name="P46"/>
      <text:p text:style-name="P47"><text:span text:style-name="T22">OUTPUT: <text:s/></text:span>For each input squiggle, print out the new squiggle after it has been made legal on the next line after the input.</text:p>
      <text:p text:style-name="P9"/>
      <text:p text:style-name="P16"><text:span text:style-name="T1">EXAMPLE:<text:tab/></text:span><text:span text:style-name="T11">Enter squiggle: AAA</text:span></text:p>
      <text:p text:style-name="P31">FGD</text:p>
      <text:p text:style-name="P31">Enter squiggle: AZAA</text:p>
      <text:p text:style-name="P31">GHMM</text:p>
      <text:p text:style-name="P31">Enter squiggle: HELLO</text:p>
      <text:p text:style-name="P31">MMRPT</text:p>
      <text:p text:style-name="P28">Enter squiggle: QUIT</text:p>
      <text:p text:style-name="P28"/>
      <text:p text:style-name="P28"/>
      <text:p text:style-name="P28"/>
      <text:p text:style-name="P28"/>
      <text:p text:style-name="P28"/>
      <text:p text:style-name="P28"/>
      <text:p text:style-name="P28"/>
      <text:p text:style-name="P28"/>
      <text:p text:style-name="P1"><text:soft-page-break/>Problem #4</text:p>
      <text:p text:style-name="P3">NUMBERS GAME</text:p>
      <text:p text:style-name="P3">Advanced</text:p>
      <text:p text:style-name="P5"/>
      <text:p text:style-name="P7">Source File:<text:tab/>problem4.java</text:p>
      <text:p text:style-name="P22"/>
      <text:p text:style-name="P17"><text:span text:style-name="T1">The purpose of this problem is to find two three-digit integers </text:span><text:span text:style-name="T11">a</text:span><text:span text:style-name="T1"> and </text:span><text:span text:style-name="T11">b</text:span><text:span text:style-name="T1"> such that both the following statements are true:</text:span></text:p>
      <text:p text:style-name="P11"/>
      <text:p text:style-name="P17"><text:span text:style-name="T1">1.<text:tab/>The difference between </text:span><text:span text:style-name="T11">a</text:span><text:span text:style-name="T1"> and </text:span><text:span text:style-name="T11">b</text:span><text:span text:style-name="T1"> is a three-digit perfect square, and</text:span></text:p>
      <text:p text:style-name="P11"/>
      <text:p text:style-name="P17"><text:span text:style-name="T1">2.<text:tab/>The difference between the squares of </text:span><text:span text:style-name="T11">a</text:span><text:span text:style-name="T1"> and </text:span><text:span text:style-name="T11">b</text:span><text:span text:style-name="T1"> is either 1 less or 1 more than the product of </text:span><text:span text:style-name="T11">a</text:span><text:span text:style-name="T1"> and </text:span><text:span text:style-name="T11">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7"><text:span text:style-name="T1"><text:tab/>The two three-digit integers are: <text:s/></text:span><text:span text:style-name="T11">a <text:s/>b</text:span></text:p>
      <text:p text:style-name="P11"/>
      <text:p text:style-name="P45"><text:span text:style-name="T1"><text:tab/>where </text:span><text:span text:style-name="T11">a</text:span><text:span text:style-name="T1"> and </text:span><text:span text:style-name="T11">b</text:span><text:span text:style-name="T1"> are the two three-digit integers that have the properties of 1 and 2. Order of the integers is irrelevant.</text:span></text:p>
      <text:p text:style-name="P11"/>
      <text:p text:style-name="P24"><text:span text:style-name="T1">EXAMPLE:<text:tab/></text:span><text:span text:style-name="T11">The two three-digit integers are: 100 999</text:span></text:p>
      <text:p text:style-name="P25"/>
      <text:p text:style-name="P48">(Note: This is not the correct result!)</text:p>
      <text:p text:style-name="P1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text:soft-page-break/>Problem #5</text:p>
      <text:p text:style-name="P12">SPIRALS</text:p>
      <text:p text:style-name="P12">Advanced</text:p>
      <text:p text:style-name="P26"/>
      <text:p text:style-name="P6">Source file:<text:tab/>problem5.java </text:p>
      <text:p text:style-name="P26"/>
      <text:p text:style-name="P5">Starting with the number 1 and moving to the right in a clockwise direction a 5 by 5 spiral is formed as follows:</text:p>
      <text:p text:style-name="P5"/>
      <text:p text:style-name="P22"><text:tab/><text:tab/><text:tab/><text:tab/>21 22 23 24 25</text:p>
      <text:p text:style-name="P22"><text:tab/><text:tab/><text:tab/><text:tab/>20 <text:s/>7 <text:s/>8 <text:s/>9 10</text:p>
      <text:p text:style-name="P22"><text:tab/><text:tab/><text:tab/><text:tab/>19 <text:s/>6 <text:s/>1 <text:s/>2 11</text:p>
      <text:p text:style-name="P22"><text:tab/><text:tab/><text:tab/><text:tab/>18 <text:s/>5 <text:s/>4 <text:s/>3 12</text:p>
      <text:p text:style-name="P22"><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8"><text:span text:style-name="T1">The purpose of this problem is to compute the diagonal sum for an </text:span><text:span text:style-name="T11">n</text:span><text:span text:style-name="T1">-spiral given an odd integer </text:span><text:span text:style-name="T11">n</text:span><text:span text:style-name="T1">. </text:span></text:p>
      <text:p text:style-name="P5"/>
      <text:p text:style-name="P37"><text:span text:style-name="T1">INPUT:<text:tab/>Your program should accept a positive odd integer </text:span><text:span text:style-name="T11">n (n ≤ 1001</text:span><text:span text:style-name="T1">) at the prompt “</text:span><text:span text:style-name="T11">Enter integer:</text:span><text:span text:style-name="T1"> “. Your program should continue to accept inputs until a 0 is entered. At this point your program should terminate without further output.</text:span></text:p>
      <text:p text:style-name="P5"/>
      <text:p text:style-name="P36">OUTPUT:<text:tab/>For each entry, you should output a line of the form:</text:p>
      <text:p text:style-name="P36"/>
      <text:p text:style-name="P37"><text:span text:style-name="T1"><text:tab/><text:tab/>Diagonal Sum = </text:span><text:span text:style-name="T11">xxxxx</text:span></text:p>
      <text:p text:style-name="P36"/>
      <text:p text:style-name="P37"><text:span text:style-name="T1"><text:tab/>where </text:span><text:span text:style-name="T11">xxxxx</text:span><text:span text:style-name="T1"> is the desired sum.</text:span></text:p>
      <text:p text:style-name="P36"/>
      <text:p text:style-name="P37"><text:span text:style-name="T1">EXAMPLE:<text:tab/></text:span><text:span text:style-name="T11">Enter integer: 5</text:span></text:p>
      <text:p text:style-name="P38"><text:tab/>Diagonal sum = 101</text:p>
      <text:p text:style-name="P38"><text:tab/>Enter integer: 11</text:p>
      <text:p text:style-name="P38"><text:tab/>Diagonal sum = 961</text:p>
      <text:p text:style-name="P39"><text:tab/><text:tab/>Enter integer: 0</text:p>
      <text:p text:style-name="P41">Problem #6</text:p>
      <text:p text:style-name="P40">RATIONAL NUMBERS</text:p>
      <text:p text:style-name="P40">Advanced</text:p>
      <text:p text:style-name="P40"/>
      <text:p text:style-name="P50">Source file:<text:tab/>problem6.java</text:p>
      <text:p text:style-name="P50"/>
      <text:p text:style-name="P61">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61"/>
      <text:p text:style-name="P61">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61"/>
      <text:p text:style-name="P61">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61"/>
      <text:p text:style-name="P61">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You may assume that the input is in the same form as the output.</text:p>
      <text:p text:style-name="P61"/>
      <text:p text:style-name="P61">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61"/>
      <text:p text:style-name="P61">EXAMPLE: <text:tab/><text:span text:style-name="T40">3/4 + 1/4 </text:span></text:p>
      <text:p text:style-name="P66"><text:tab/><text:tab/>1</text:p>
      <text:p text:style-name="P66"><text:tab/><text:tab/>1/3 – 5/7 </text:p>
      <text:p text:style-name="P66"><text:tab/><text:tab/>-8/21</text:p>
      <text:p text:style-name="P66"><text:tab/><text:tab/>-1/3 * -3/4 </text:p>
      <text:p text:style-name="P66"><text:tab/><text:tab/>1/4 </text:p>
      <text:p text:style-name="P66"><text:tab/><text:tab/>-7/8 / 1/8</text:p>
      <text:p text:style-name="P66"><text:tab/><text:tab/>-7</text:p>
      <text:p text:style-name="P63"><text:tab/><text:tab/></text:p>
      <text:p text:style-name="P63"/>
      <text:p text:style-name="P41">Problem #7</text:p>
      <text:p text:style-name="P40">CRASH AND GO(RELIANS)</text:p>
      <text:p text:style-name="P52">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52">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51"><text:span text:style-name="T26">Gorelian technology allows two-way communication as long as </text:span><text:span text:style-name="Emphasis"><text:span text:style-name="T26">at least one of them</text:span></text:span><text:span text:style-name="T26">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75"><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75"><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76"><text:span text:style-name="T37">Figure 1: Alice and Bob can </text:span><text:span text:style-name="Strong_20_Emphasis"><text:span text:style-name="T37">not</text:span></text:span><text:span text:style-name="T37">talk</text:span></text:p>
          </table:table-cell>
          <table:table-cell table:style-name="Table2.A1" office:value-type="string">
            <text:p text:style-name="P77">Figure 2: Alice and Bob can talk</text:p>
          </table:table-cell>
        </table:table-row>
      </table:table>
      <text:p text:style-name="P51"><text:span text:style-name="T26">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26">area</text:span></text:span><text:span text:style-name="T26"> covered by the new radio is equal to the sum of the </text:span><text:span text:style-name="Emphasis"><text:span text:style-name="T26">areas</text:span></text:span><text:span text:style-name="T26">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able:table-row>
          <table:table-cell table:style-name="Table3.A1" office:value-type="string">
            <text:p text:style-name="P75"><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75"><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77">Figure 3: Alice and Bob agree to meet at the midpoint</text:p>
          </table:table-cell>
          <table:table-cell table:style-name="Table3.A1" office:value-type="string">
            <text:p text:style-name="P77">Figure 4: Alice and Bob combine their radios</text:p>
          </table:table-cell>
        </table:table-row>
      </table:table>
      <text:p text:style-name="P52"><text:soft-page-break/>This process continues until no more Gorelians can be contacted. As an example, suppose the following 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75"><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75"><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77">Figure 5: Nobody can talk</text:p>
          </table:table-cell>
          <table:table-cell table:style-name="Table4.A1" office:value-type="string">
            <text:p text:style-name="P77">Figure 6: Eddy joins the group</text:p>
          </table:table-cell>
        </table:table-row>
      </table:table>
      <text:p text:style-name="P52">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75"><draw:frame draw:style-name="fr1" draw:name="graphics7" text:anchor-type="as-char" svg:width="2.2917in" svg:height="2.6043in" draw:z-index="6"><draw:image xlink:href="http://mcicpc.cs.atu.edu/archives/2011/mcpc2011/crash/cascade3.png" xlink:type="simple" xlink:show="embed" xlink:actuate="onLoad"/></draw:frame></text:p>
          </table:table-cell>
          <table:table-cell table:style-name="Table5.A1" office:value-type="string">
            <text:p text:style-name="P75"><draw:frame draw:style-name="fr1" draw:name="graphics8" text:anchor-type="as-char" svg:width="2.2917in" svg:height="2.6043in" draw:z-index="7"><draw:image xlink:href="http://mcicpc.cs.atu.edu/archives/2011/mcpc2011/crash/cascade4.png" xlink:type="simple" xlink:show="embed" xlink:actuate="onLoad"/></draw:frame></text:p>
          </table:table-cell>
        </table:table-row>
        <table:table-row>
          <table:table-cell table:style-name="Table5.A1" office:value-type="string">
            <text:p text:style-name="P77">Figure 7: Alice, Cathy, and Eddy team up</text:p>
          </table:table-cell>
          <table:table-cell table:style-name="Table5.A1" office:value-type="string">
            <text:p text:style-name="P77">Figure 8: Bob joins the group</text:p>
          </table:table-cell>
        </table:table-row>
      </table:table>
      <text:p text:style-name="P51"><text:span text:style-name="T28">Input:</text:span><text:span text:style-name="T26">  The input will consist of one or more data sets. Each data set will begin with an integer </text:span><text:span text:style-name="Variable"><text:span text:style-name="T26">N</text:span></text:span><text:span text:style-name="T26"> representing the number of Gorelians for this dataset (1 ≤ </text:span><text:span text:style-name="Variable"><text:span text:style-name="T26">N</text:span></text:span><text:span text:style-name="T26"> ≤ 100). A value of </text:span><text:span text:style-name="Variable"><text:span text:style-name="T26">N</text:span></text:span><text:span text:style-name="T26"> = 0 will signify the end of the input.</text:span></text:p>
      <text:p text:style-name="P51"><text:span text:style-name="T26">Next will come </text:span><text:span text:style-name="Variable"><text:span text:style-name="T26">N</text:span></text:span><text:span text:style-name="T26"> lines each containing three integers </text:span><text:span text:style-name="Variable"><text:span text:style-name="T26">X</text:span></text:span><text:span text:style-name="T26">, </text:span><text:span text:style-name="Variable"><text:span text:style-name="T26">Y</text:span></text:span><text:span text:style-name="T26">, and </text:span><text:span text:style-name="Variable"><text:span text:style-name="T26">R</text:span></text:span><text:span text:style-name="T26"> representing the x- and y-coordinate where the Gorelian lands and the range of the radio (0 ≤ </text:span><text:span text:style-name="Variable"><text:span text:style-name="T26">X</text:span></text:span><text:span text:style-name="T26"> ≤ 1000, 0 ≤ </text:span><text:span text:style-name="Variable"><text:span text:style-name="T26">Y</text:span></text:span><text:span text:style-name="T26"> ≤ 1000, and 1 ≤ </text:span><text:span text:style-name="Variable"><text:span text:style-name="T26">R</text:span></text:span><text:span text:style-name="T26"> ≤ 1000). Note that only the Gorelians' </text:span><text:span text:style-name="Emphasis"><text:span text:style-name="T26">initial</text:span></text:span><text:span text:style-name="T26"> coordinates/range will be integral; after merging with other Gorelians they may no longer be integral. </text:span><text:span text:style-name="Emphasis"><text:span text:style-name="T26">You should use double-precision arithmetic for all computations.</text:span></text:span></text:p>
      <text:p text:style-name="P52">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53"><text:span text:style-name="T32">Output:</text:span><text:span text:style-name="T31">  The output will be one line per data set, reporting the number of independent groups of Gorelians that remain at the end of the process.</text:span></text:p>
      <text:p text:style-name="P60"><text:soft-page-break/><text:span text:style-name="T39">EXAMPLE</text:span><text:span text:style-name="T38"> </text:span></text:p>
      <text:p text:style-name="P60"><text:span text:style-name="T38"/></text:p>
      <text:p text:style-name="P60"><text:span text:style-name="T39">INPUT:<text:tab/><text:tab/></text:span><text:span text:style-name="T34">5 </text:span></text:p>
      <text:p text:style-name="P68"><text:span text:style-name="T35"><text:tab/><text:tab/>100 100 30 </text:span></text:p>
      <text:p text:style-name="P68"><text:span text:style-name="T35"><text:tab/><text:tab/>130 80 30 </text:span></text:p>
      <text:p text:style-name="P68"><text:span text:style-name="T35"><text:tab/><text:tab/>80 60 30 </text:span></text:p>
      <text:p text:style-name="P68"><text:span text:style-name="T35"><text:tab/><text:tab/>120 150 30 </text:span></text:p>
      <text:p text:style-name="P68"><text:span text:style-name="T35"><text:tab/><text:tab/>90 80 30 </text:span></text:p>
      <text:p text:style-name="P68"><text:span text:style-name="T35"><text:tab/><text:tab/>6 </text:span></text:p>
      <text:p text:style-name="P68"><text:span text:style-name="T35"><text:tab/><text:tab/>100 100 50 </text:span></text:p>
      <text:p text:style-name="P68"><text:span text:style-name="T35"><text:tab/><text:tab/>145 125 10 </text:span></text:p>
      <text:p text:style-name="P68"><text:span text:style-name="T35"><text:tab/><text:tab/>60 140 15 </text:span></text:p>
      <text:p text:style-name="P68"><text:span text:style-name="T35"><text:tab/><text:tab/>160 145 20 </text:span></text:p>
      <text:p text:style-name="P68"><text:span text:style-name="T35"><text:tab/><text:tab/>130 135 25 </text:span></text:p>
      <text:p text:style-name="P68"><text:span text:style-name="T35"><text:tab/><text:tab/>80 80 30 </text:span></text:p>
      <text:p text:style-name="P68"><text:span text:style-name="T35"><text:tab/><text:tab/>0 </text:span></text:p>
      <text:p text:style-name="P60"><text:span text:style-name="T29"/></text:p>
      <text:p text:style-name="P60"><text:span text:style-name="T27">OUTPUT:</text:span><text:span text:style-name="T29"><text:tab/>2</text:span></text:p>
      <text:p text:style-name="P60"><text:span text:style-name="T29"><text:tab/><text:tab/>3</text:span></text:p>
      <text:p text:style-name="P60"><text:span text:style-name="T29"/></text:p>
      <text:p text:style-name="P65"><text:span text:style-name="T30"/></text:p>
      <text:p text:style-name="P72"><text:span text:style-name="T25">Problem #8</text:span></text:p>
      <text:p text:style-name="P70"><text:span text:style-name="T25">MYSTERY</text:span></text:p>
      <text:p text:style-name="P59"><text:span text:style-name="T30">Input</text:span></text:p>
      <text:p text:style-name="P65"><text:span text:style-name="T30">The first line of input contains a single integer P, (1 ≤ P ≤ 1000), which is the number of data sets</text:span></text:p>
      <text:p text:style-name="P65"><text:span text:style-name="T30">that follow. Each data set consists of several lines. Each data set should be processed identically and</text:span></text:p>
      <text:p text:style-name="P65"><text:span text:style-name="T30">independently.</text:span></text:p>
      <text:p text:style-name="P65"><text:span text:style-name="T30">The first line of each data set contains an integer D which is the data set number. The second line</text:span></text:p>
      <text:p text:style-name="P65"><text:span text:style-name="T30">contains no more than the 93 distinct printable ASCII characters. The third line contains an integer,</text:span></text:p>
      <text:p text:style-name="P65"><text:span text:style-name="T30">N (1 ≤ N ≤ 512), which is the number of integers on the next (fourth) line of the dataset. Each integer</text:span></text:p>
      <text:p text:style-name="P65"><text:span text:style-name="T30">on the fourth line is in the range −X to X where X is the number of characters on the second line</text:span></text:p>
      <text:p text:style-name="P65"><text:span text:style-name="T30">minus 1.</text:span></text:p>
      <text:p text:style-name="P59"><text:span text:style-name="T30">Output</text:span></text:p>
      <text:p text:style-name="P65"><text:span text:style-name="T30">For each data set there is one correct line of output. It contains the data set number (D) followed by</text:span></text:p>
      <text:p text:style-name="P65"><text:span text:style-name="T30">a single space, followed by a string of length N made of the characters on the second line of the input</text:span></text:p>
      <text:p text:style-name="P65"><text:span text:style-name="T30">EXAMPLE</text:span></text:p>
      <text:p text:style-name="P65"><text:span text:style-name="T30">INPUT</text:span></text:p>
      <text:p text:style-name="P67"><text:span text:style-name="T33">7</text:span></text:p>
      <text:p text:style-name="P67"><text:span text:style-name="T33">1</text:span></text:p>
      <text:p text:style-name="P67"><text:span text:style-name="T33">MAC</text:span></text:p>
      <text:p text:style-name="P67"><text:span text:style-name="T33">3</text:span></text:p>
      <text:p text:style-name="P67"><text:span text:style-name="T33">1 1 1</text:span></text:p>
      <text:p text:style-name="P67"><text:span text:style-name="T33">2</text:span></text:p>
      <text:p text:style-name="P67"><text:span text:style-name="T33">IW2C0NP3OS 1RLDFA</text:span></text:p>
      <text:p text:style-name="P67"><text:span text:style-name="T33">22</text:span></text:p>
      <text:p text:style-name="P67"><text:span text:style-name="T33">0 3 3 -3 7 -8 2 7 -4 3 8 7 4 1 1 -4 5 2 5 -6 -3 -4</text:span></text:p>
      <text:p text:style-name="P67"><text:span text:style-name="T33">3</text:span></text:p>
      <text:p text:style-name="P67"><text:span text:style-name="T33">G.IETSNPRBU </text:span></text:p>
      <text:p text:style-name="P67"><text:span text:style-name="T33">17</text:span></text:p>
      <text:p text:style-name="P67"><text:span text:style-name="T33">2 4 5 -6 -1 -3 -2 -4 -4 1 -1 5 -3 4 1 -2 4</text:span></text:p>
      <text:p text:style-name="P67"><text:span text:style-name="T33">4</text:span></text:p>
      <text:p text:style-name="P67"><text:span text:style-name="T33">PIBN MRDSYEO</text:span></text:p>
      <text:p text:style-name="P67"><text:span text:style-name="T33">16</text:span></text:p>
      <text:p text:style-name="P67"><text:span text:style-name="T33">-4 4 -1 4 5 3 -5 4 -3 -3 -2 -5 -5 -3 1 3</text:span></text:p>
      <text:p text:style-name="P67"><text:span text:style-name="T33">5</text:span></text:p>
      <text:p text:style-name="P67"><text:span text:style-name="T33">D^obV@k"W*B&amp;#]4!NcF$’lj%(d6XG5fi&lt;Hxz7)2Lt~=8aQuvh}r_m+C9eI‘-.&gt;EwYyngZRsJKpqO{[\U|MPS,;T?031/A</text:span></text:p>
      <text:p text:style-name="P67"><text:span text:style-name="T33">93</text:span></text:p>
      <text:p text:style-name="P67"><text:span text:style-name="T33">-1 11 44 39 -31 -44 10 5 24 14 1 -33 42 28 -34 7 -37 24 14 3 -7 18 4 19 37 4 20 2 41 -42 18 15 -3 10 7 12 -11 -41 14 8 31 -26 37 -19 -17 -9 -16 15 31 14 29 -22 1 -24 20 -30 6 1 16 -29 31 -30 6 17 -43 -10 7 7 4 -22 10 -2 15 13 14 2 6 -17 34 -27 28 29 -28 2 33 -13 -15 6 -31 24 41 29 26</text:span></text:p>
      <text:p text:style-name="P67"><text:span text:style-name="T33">6</text:span></text:p>
      <text:p text:style-name="P67"><text:span text:style-name="T33">I</text:span></text:p>
      <text:p text:style-name="P67"><text:span text:style-name="T33">1</text:span></text:p>
      <text:p text:style-name="P67"><text:span text:style-name="T33">0</text:span></text:p>
      <text:p text:style-name="P67"><text:span text:style-name="T33">7</text:span></text:p>
      <text:p text:style-name="P67"><text:span text:style-name="T33">I</text:span></text:p>
      <text:p text:style-name="P67"><text:span text:style-name="T33">13</text:span></text:p>
      <text:p text:style-name="P67"><text:span text:style-name="T33">0 0 0 0 0 0 0 0 0 0 0 0 0</text:span></text:p>
      <text:p text:style-name="P67"><text:span text:style-name="T33"/></text:p>
      <text:p text:style-name="P65"><text:span text:style-name="T30">OUTPUT</text:span></text:p>
      <text:p text:style-name="P69"><text:span text:style-name="T36">1 ACM</text:span></text:p>
      <text:p text:style-name="P69"><text:span text:style-name="T36">2 ICPC 2013 WORLD FINALS</text:span></text:p>
      <text:p text:style-name="P69"><text:span text:style-name="T36">3 IN ST. PETERSBURG</text:span></text:p>
      <text:p text:style-name="P69"><text:span text:style-name="T36">4 SPONSORED BY IBM</text:span></text:p>
      <text:p text:style-name="P69"><text:span text:style-name="T36">5 ABCDEFGHIJKLMNOPQRSTUVWXYZ0123456789abcdefghijklmnopqrstuvwxyz~’!@#$%^&amp;*()_+-={}[]\|’";/.,&lt;&gt;?</text:span></text:p>
      <text:p text:style-name="P69"><text:span text:style-name="T36">6 I</text:span></text:p>
      <text:p text:style-name="P69"><text:span text:style-name="T36">7 IIIIIIIIIIIII</text:span></text:p>
      <text:p text:style-name="P71"><text:span text:style-name="T33">Problem #9</text:span></text:p>
      <text:p text:style-name="P64"><text:span text:style-name="T33">A Mine!</text:span></text:p>
      <text:p text:style-name="P62"><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ce style:name="monospace" svg:font-family="monospace"/>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1" style:font-size-asian="13pt" style:font-weight-asian="bold" style:font-name-complex="Times New Roman1"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18T09:12:59.01</dc:date>
    <meta:editing-duration>P4DT3H19M12S</meta:editing-duration>
    <meta:editing-cycles>21</meta:editing-cycles>
    <meta:generator>OpenOffice.org/3.4.1$Win32 OpenOffice.org_project/341m1$Build-9593</meta:generator>
    <meta:document-statistic meta:table-count="4" meta:image-count="8" meta:object-count="0" meta:page-count="11" meta:paragraph-count="221" meta:word-count="3196" meta:character-count="16936"/>
  </office:meta>
</office:document-meta>
</file>